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CA5EE8013B294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08cm, 4.994cm, 15.164cm, 4.59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57cm" svg:height="22cm" svg:x="1.092cm" svg:y="2.791cm">
          <draw:image xlink:href="Pictures/10000000000005E8000007E07CA5EE8013B2945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0:53.847112222</dc:date>
    <meta:editing-duration>PT3M39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